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"/>
  <manifest:file-entry manifest:full-path="Object 3" manifest:media-type="application/vnd.sun.star.oleobject"/>
  <manifest:file-entry manifest:full-path="Object 2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a14" style:family="table">
      <style:table-properties style:width="13.936cm" fo:margin-left="0.751cm" fo:margin-top="0cm" fo:margin-bottom="0cm" table:align="left" style:writing-mode="lr-tb"/>
    </style:style>
    <style:style style:name="Tabela14.A" style:family="table-column">
      <style:table-column-properties style:column-width="2.748cm"/>
    </style:style>
    <style:style style:name="Tabela14.B" style:family="table-column">
      <style:table-column-properties style:column-width="0.75cm"/>
    </style:style>
    <style:style style:name="Tabela14.C" style:family="table-column">
      <style:table-column-properties style:column-width="3.002cm"/>
    </style:style>
    <style:style style:name="Tabela14.E" style:family="table-column">
      <style:table-column-properties style:column-width="3.5cm"/>
    </style:style>
    <style:style style:name="Tabela14.G" style:family="table-column">
      <style:table-column-properties style:column-width="2.438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ela15" style:family="table">
      <style:table-properties style:width="13.996cm" fo:margin-left="0.751cm" fo:margin-top="0cm" fo:margin-bottom="0cm" table:align="left" style:writing-mode="lr-tb"/>
    </style:style>
    <style:style style:name="Tabela15.A" style:family="table-column">
      <style:table-column-properties style:column-width="2.75cm"/>
    </style:style>
    <style:style style:name="Tabela15.B" style:family="table-column">
      <style:table-column-properties style:column-width="0.75cm"/>
    </style:style>
    <style:style style:name="Tabela15.C" style:family="table-column">
      <style:table-column-properties style:column-width="3cm"/>
    </style:style>
    <style:style style:name="Tabela15.E" style:family="table-column">
      <style:table-column-properties style:column-width="3.5cm"/>
    </style:style>
    <style:style style:name="Tabela15.F" style:family="table-column">
      <style:table-column-properties style:column-width="0.751cm"/>
    </style:style>
    <style:style style:name="Tabela15.G" style:family="table-column">
      <style:table-column-properties style:column-width="2.49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ela16" style:family="table">
      <style:table-properties style:width="13.996cm" fo:margin-left="0.751cm" fo:margin-top="0cm" fo:margin-bottom="0cm" table:align="left" style:writing-mode="lr-tb"/>
    </style:style>
    <style:style style:name="Tabela16.A" style:family="table-column">
      <style:table-column-properties style:column-width="2.75cm"/>
    </style:style>
    <style:style style:name="Tabela16.B" style:family="table-column">
      <style:table-column-properties style:column-width="0.75cm"/>
    </style:style>
    <style:style style:name="Tabela16.C" style:family="table-column">
      <style:table-column-properties style:column-width="3cm"/>
    </style:style>
    <style:style style:name="Tabela16.E" style:family="table-column">
      <style:table-column-properties style:column-width="3.5cm"/>
    </style:style>
    <style:style style:name="Tabela16.F" style:family="table-column">
      <style:table-column-properties style:column-width="0.751cm"/>
    </style:style>
    <style:style style:name="Tabela16.G" style:family="table-column">
      <style:table-column-properties style:column-width="2.496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ítulo_20_-_20_Item">
      <style:paragraph-properties fo:margin-top="0.212cm" fo:margin-bottom="0cm" loext:contextual-spacing="false" fo:padding-left="0cm" fo:padding-right="0cm" fo:padding-top="0.141cm" fo:padding-bottom="0cm" fo:border-left="none" fo:border-right="none" fo:border-top="0.74pt solid #000000" fo:border-bottom="none"/>
      <style:text-properties officeooo:paragraph-rsid="00046714"/>
    </style:style>
    <style:style style:name="P4" style:family="paragraph" style:parent-style-name="Título_20_Capa_20_2">
      <style:paragraph-properties fo:margin-top="10.16cm" fo:margin-bottom="11.077cm" loext:contextual-spacing="false" fo:text-align="center" style:justify-single-word="false" fo:orphans="2" fo:widows="2"/>
    </style:style>
    <style:style style:name="P5" style:family="paragraph" style:parent-style-name="Contents_20_3">
      <style:paragraph-properties>
        <style:tab-stops>
          <style:tab-stop style:position="2.032cm"/>
          <style:tab-stop style:position="15.926cm" style:type="right" style:leader-style="dotted" style:leader-text="."/>
        </style:tab-stops>
      </style:paragraph-properties>
      <style:text-properties officeooo:paragraph-rsid="00046714"/>
    </style:style>
    <style:style style:name="P6" style:family="paragraph" style:parent-style-name="Contents_20_3">
      <style:text-properties officeooo:paragraph-rsid="00046714"/>
    </style:style>
    <style:style style:name="P7" style:family="paragraph" style:parent-style-name="Texto_20_Normal">
      <style:paragraph-properties fo:margin-top="0.106cm" fo:margin-bottom="0.106cm" loext:contextual-spacing="false"/>
      <style:text-properties officeooo:paragraph-rsid="00046714"/>
    </style:style>
    <style:style style:name="P8" style:family="paragraph" style:parent-style-name="Texto_20_Normal">
      <style:text-properties officeooo:paragraph-rsid="00046714"/>
    </style:style>
    <style:style style:name="P9" style:family="paragraph" style:parent-style-name="Texto_20_Normal">
      <style:paragraph-properties fo:margin-left="0.058cm" fo:margin-right="0cm" fo:margin-top="0.106cm" fo:margin-bottom="0.106cm" loext:contextual-spacing="false" fo:text-indent="0cm" style:auto-text-indent="false"/>
      <style:text-properties officeooo:paragraph-rsid="00046714"/>
    </style:style>
    <style:style style:name="P10" style:family="paragraph" style:parent-style-name="Texto_20_Normal">
      <style:paragraph-properties fo:margin-left="0cm" fo:margin-right="0cm" fo:margin-top="0.106cm" fo:margin-bottom="0.106cm" loext:contextual-spacing="false" fo:text-indent="0cm" style:auto-text-indent="false"/>
      <style:text-properties officeooo:paragraph-rsid="00046714"/>
    </style:style>
    <style:style style:name="P11" style:family="paragraph" style:parent-style-name="Item">
      <style:text-properties officeooo:paragraph-rsid="00046714"/>
    </style:style>
    <style:style style:name="P12" style:family="paragraph" style:parent-style-name="Contents_20_1">
      <style:text-properties officeooo:paragraph-rsid="00046714"/>
    </style:style>
    <style:style style:name="P13" style:family="paragraph" style:parent-style-name="Contents_20_2">
      <style:text-properties officeooo:paragraph-rsid="00046714"/>
    </style:style>
    <style:style style:name="P14" style:family="paragraph" style:parent-style-name="Capítulo">
      <style:paragraph-properties fo:margin-top="0cm" fo:margin-bottom="0.847cm" loext:contextual-spacing="false"/>
    </style:style>
    <style:style style:name="P15" style:family="paragraph" style:parent-style-name="Standard">
      <style:paragraph-properties fo:margin-top="0.423cm" fo:margin-bottom="0.423cm" loext:contextual-spacing="false" fo:text-align="end" style:justify-single-word="false"/>
      <style:text-properties style:font-name="Wingdings" officeooo:paragraph-rsid="00046714" style:font-name-asian="Wingdings1" style:font-name-complex="Wingdings1"/>
    </style:style>
    <style:style style:name="P16" style:family="paragraph" style:parent-style-name="Com_20_marcadores" style:list-style-name="WWNum2">
      <style:paragraph-properties fo:margin-left="1.752cm" fo:margin-right="0cm" fo:text-indent="0cm" style:auto-text-indent="false">
        <style:tab-stops>
          <style:tab-stop style:position="0.635cm"/>
        </style:tab-stops>
      </style:paragraph-properties>
      <style:text-properties officeooo:paragraph-rsid="00046714"/>
    </style:style>
    <style:style style:name="P17" style:family="paragraph" style:parent-style-name="Heading_20_2" style:list-style-name="WWNum1">
      <loext:graphic-properties draw:fill="solid" draw:fill-color="#cccccc"/>
      <style:paragraph-properties fo:background-color="#cccccc"/>
      <style:text-properties officeooo:paragraph-rsid="00046714"/>
    </style:style>
    <style:style style:name="P18" style:family="paragraph" style:parent-style-name="Heading_20_1" style:list-style-name="WWNum1">
      <style:text-properties officeooo:paragraph-rsid="00046714"/>
    </style:style>
    <style:style style:name="P19" style:family="paragraph" style:parent-style-name="Heading_20_1" style:list-style-name="WWNum1" style:master-page-name="Converted3">
      <style:paragraph-properties style:page-number="1"/>
      <style:text-properties officeooo:paragraph-rsid="00046714"/>
    </style:style>
    <style:style style:name="P20" style:family="paragraph" style:parent-style-name="Sumário_20_-_20_Capítulo" style:master-page-name="Converted1">
      <style:paragraph-properties style:page-number="1"/>
      <style:text-properties officeooo:paragraph-rsid="00046714"/>
    </style:style>
    <style:style style:name="P21" style:family="paragraph" style:parent-style-name="Sumário_20_-_20_Capítulo" style:master-page-name="Converted2">
      <style:paragraph-properties fo:margin-left="0cm" fo:margin-right="-0.753cm" fo:text-indent="0cm" style:auto-text-indent="false" style:page-number="auto"/>
      <style:text-properties officeooo:paragraph-rsid="00046714"/>
    </style:style>
    <style:style style:name="P22" style:family="paragraph" style:parent-style-name="Cabeçalho_20_Capa_20_1" style:master-page-name="Standard">
      <style:paragraph-properties style:page-number="auto"/>
      <style:text-properties officeooo:paragraph-rsid="00046714"/>
    </style:style>
    <style:style style:name="P23" style:family="paragraph" style:parent-style-name="Contents_20_3">
      <style:paragraph-properties>
        <style:tab-stops>
          <style:tab-stop style:position="2.032cm"/>
          <style:tab-stop style:position="15.926cm" style:type="right" style:leader-style="dotted" style:leader-text="."/>
        </style:tab-stops>
      </style:paragraph-properties>
      <style:text-properties officeooo:paragraph-rsid="00046714"/>
    </style:style>
    <style:style style:name="P24" style:family="paragraph" style:parent-style-name="Texto_20_Normal" style:master-page-name="Converted4">
      <style:paragraph-properties fo:margin-top="0cm" fo:margin-bottom="0cm" loext:contextual-spacing="false" fo:text-align="end" style:justify-single-word="false" style:page-number="1"/>
      <style:text-properties style:font-name="Arial1" fo:font-size="12pt" fo:font-weight="bold" officeooo:paragraph-rsid="00046714" style:font-size-asian="12pt" style:font-weight-asian="bold" style:font-name-complex="Arial2"/>
    </style:style>
    <style:style style:name="P25" style:family="paragraph" style:parent-style-name="Texto_20_Normal" style:master-page-name="Converted5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1"/>
      <style:text-properties style:font-name="Arial1" fo:font-size="12pt" fo:font-weight="bold" officeooo:paragraph-rsid="00046714" style:font-size-asian="12pt" style:font-weight-asian="bold" style:font-name-complex="Arial2"/>
    </style:style>
    <style:style style:name="P26" style:family="paragraph" style:parent-style-name="Numerada" style:list-style-name="WWNum3">
      <style:paragraph-properties fo:margin-left="1.501cm" fo:margin-right="0cm" fo:text-indent="-0.508cm" style:auto-text-indent="false"/>
      <style:text-properties officeooo:paragraph-rsid="00046714"/>
    </style:style>
    <style:style style:name="P27" style:family="paragraph" style:parent-style-name="Requisito" style:list-style-name="L1">
      <style:paragraph-properties fo:margin-left="1.02cm" fo:margin-right="0cm" fo:text-indent="0cm" style:auto-text-indent="false"/>
      <style:text-properties officeooo:paragraph-rsid="00046714"/>
    </style:style>
    <style:style style:name="P28" style:family="paragraph" style:parent-style-name="Heading_20_3" style:list-style-name="WWNum1">
      <style:text-properties officeooo:paragraph-rsid="00046714"/>
    </style:style>
    <style:style style:name="P29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language-asian="en" style:country-asian="US"/>
    </style:style>
    <style:style style:name="T2" style:family="text">
      <style:text-properties fo:language="pt" fo:country="BR" style:language-asian="pt" style:country-asian="BR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pt" style:country-asian="BR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046714"/>
    </style:style>
    <style:style style:name="T8" style:family="text"/>
    <style:style style:name="fr1" style:family="graphic" style:parent-style-name="Frame">
      <style:graphic-properties style:run-through="foreground" style:wrap="run-through" style:number-wrapped-paragraphs="no-limit" style:vertical-pos="from-top" style:vertical-rel="page-content" style:horizontal-pos="from-left" style:horizontal-rel="page-content" draw:opacity="0%" fo:padding="0.002cm" fo:border="none" draw:textarea-vertical-align="top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ge" draw:opacity="0%" fo:padding-left="0.25cm" fo:padding-right="0.25cm" fo:padding-top="0.125cm" fo:padding-bottom="0.125cm" fo:border="none" draw:textarea-vertical-align="top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1cm" draw:visible-area-height="5.001cm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width="0cm" draw:fill="solid" draw:fill-color="#ffffff" draw:opacity="0%" draw:textarea-vertical-align="top" draw:auto-grow-height="false" fo:min-height="1.057cm" fo:min-width="0.526cm" fo:padding-top="0.125cm" fo:padding-bottom="0.125cm" fo:padding-left="0.25cm" fo:padding-right="0.25cm" fo:wrap-option="wrap" fo:margin-left="0.318cm" fo:margin-right="0.318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solid" draw:fill-color="#ffffff" draw:opacity="0%" draw:textarea-vertical-align="top" draw:auto-grow-height="false" fo:min-height="25.654cm" fo:min-width="15.924cm" fo:padding-top="0.002cm" fo:padding-bottom="0.002cm" fo:padding-left="0.002cm" fo:padding-right="0.002cm" fo:wrap-option="wrap" fo:margin-left="0cm" fo:margin-right="0cm" fo:margin-top="0cm" fo:margin-bottom="0cm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custom-shape text:anchor-type="paragraph" draw:z-index="3" draw:name="Quadro1" draw:style-name="gr2" draw:text-style-name="P29" svg:width="15.927cm" svg:height="25.657cm" svg:x="0.053cm" svg:y="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Quadro1" text:anchor-type="paragraph" svg:x="0.053cm" svg:y="2cm" svg:width="15.928cm" svg:height="25.658cm" draw:z-index="4"><draw:text-box><text:p text:style-name="P4">Documento de Requisitos<text:line-break/>Sistema de Gerenciamento de Hospital</text:p><text:p text:style-name="Versão">Versão 1.0 - Maio de 2019</text:p></draw:text-box></draw:frame></text:p>
      <text:p text:style-name="P20">Ficha Técnica</text:p>
      <text:p text:style-name="P3">Equipe Responsável pela Elaboração</text:p>
      <text:p text:style-name="P11">Altieres Pereira<text:tab/>Desenvolvedor</text:p>
      <text:p text:style-name="P11">Angelo Savioti<text:tab/>Desenvolvedor</text:p>
      <text:p text:style-name="P21">Sumário</text:p>
      <text:p text:style-name="P12">Introdução<text:tab/>P<text:a xlink:type="simple" xlink:href="#__RefHeading___Toc490910515" text:style-name="ListLabel_20_6" text:visited-style-name="ListLabel_20_6"><text:span text:style-name="T2">2</text:span></text:a></text:p>
      <text:p text:style-name="P13">Convenções, termos e abreviações<text:tab/>P<text:a xlink:type="simple" xlink:href="#__RefHeading___Toc490910517" text:style-name="ListLabel_20_6" text:visited-style-name="ListLabel_20_6"><text:span text:style-name="T2">2</text:span></text:a></text:p>
      <text:p text:style-name="P5">1.Prioridades dos Requisitos<text:tab/>P<text:a xlink:type="simple" xlink:href="#__RefHeading___Toc490910519" text:style-name="ListLabel_20_6" text:visited-style-name="ListLabel_20_6"><text:span text:style-name="T2">2</text:span></text:a></text:p>
      <text:p text:style-name="P13">Referências<text:tab/>P<text:a xlink:type="simple" xlink:href="#__RefHeading___Toc490910520" text:style-name="ListLabel_20_6" text:visited-style-name="ListLabel_20_6"><text:span text:style-name="T2">2</text:span></text:a></text:p>
      <text:p text:style-name="P12">CAPÍTULO 1 - Descrição geral do sistema<text:tab/>C1 . P<text:a xlink:type="simple" xlink:href="#__RefHeading___Toc490910521" text:style-name="ListLabel_20_6" text:visited-style-name="ListLabel_20_6"><text:span text:style-name="T2">2</text:span></text:a></text:p>
      <text:p text:style-name="P12">CAPÍTULO <text:span text:style-name="T7">2</text:span> - Requisitos não funcionais<text:tab/>C<text:span text:style-name="T7">2</text:span> . P<text:a xlink:type="simple" xlink:href="#__RefHeading___Toc490910535" text:style-name="ListLabel_20_6" text:visited-style-name="ListLabel_20_6"><text:span text:style-name="T2">2</text:span></text:a></text:p>
      <text:p text:style-name="P13">Usabilidade<text:tab/>C<text:span text:style-name="T7">2</text:span> . P<text:a xlink:type="simple" xlink:href="#__RefHeading___Toc490910536" text:style-name="ListLabel_20_6" text:visited-style-name="ListLabel_20_6"><text:span text:style-name="T2">2</text:span></text:a></text:p>
      <text:p text:style-name="P6">[NF001] Interface prática<text:tab/>C<text:span text:style-name="T7">2</text:span> . P<text:a xlink:type="simple" xlink:href="#__RefHeading___Toc490910537" text:style-name="ListLabel_20_6" text:visited-style-name="ListLabel_20_6"><text:span text:style-name="T2">2</text:span></text:a></text:p>
      <text:p text:style-name="P13">Segurança<text:tab/>C<text:span text:style-name="T7">2</text:span> . P<text:a xlink:type="simple" xlink:href="#__RefHeading___Toc490910543" text:style-name="ListLabel_20_6" text:visited-style-name="ListLabel_20_6"><text:span text:style-name="T2">2</text:span></text:a></text:p>
      <text:p text:style-name="P6">[NF002] Segurança do banco de dados<text:tab/>C<text:span text:style-name="T7">2</text:span> . P<text:a xlink:type="simple" xlink:href="#__RefHeading___Toc490910544" text:style-name="ListLabel_20_6" text:visited-style-name="ListLabel_20_6"><text:span text:style-name="T2">2</text:span></text:a></text:p>
      <text:p text:style-name="P13">Padrões<text:tab/>C<text:span text:style-name="T7">2</text:span> . P<text:a xlink:type="simple" xlink:href="#__RefHeading___Toc490910547" text:style-name="ListLabel_20_6" text:visited-style-name="ListLabel_20_6"><text:span text:style-name="T2">2</text:span></text:a></text:p>
      <text:p text:style-name="P6">[NF003] Padrão MVC<text:tab/>C<text:span text:style-name="T7">2</text:span> . <text:span text:style-name="T3">P</text:span><text:a xlink:type="simple" xlink:href="#__RefHeading___Toc490910548" text:style-name="ListLabel_20_9" text:visited-style-name="ListLabel_20_9"><text:span text:style-name="T4">2</text:span></text:a></text:p>
      <text:list xml:id="list2627161703" text:style-name="WWNum1">
        <text:list-item>
          <text:h text:style-name="P19" text:outline-level="1"><text:bookmark-start text:name="__RefHeading___Toc490910515"/>Introdução<text:bookmark-end text:name="__RefHeading___Toc490910515"/></text:h>
        </text:list-item>
      </text:list>
      <text:p text:style-name="P8">Este documento especifica o Sistema de Gerenciamento de Hospital, fornecendo aos desenvolvedores as informações necessárias para o projeto e implementação, assim como para a realização dos testes e homologação do sistema.</text:p>
      <text:list xml:id="list142935882820090" text:continue-numbering="true" text:style-name="WWNum1">
        <text:list-item>
          <text:list>
            <text:list-item>
              <text:h text:style-name="P17" text:outline-level="2"><text:bookmark-start text:name="__RefHeading___Toc490910517"/>Convenções, termos e abreviações<text:bookmark-end text:name="__RefHeading___Toc490910517"/></text:h>
            </text:list-item>
          </text:list>
        </text:list-item>
      </text:list>
      <text:p text:style-name="P8">A correta interpretação deste documento exige o conhecimento de algumas convenções e termos específicos, que são descritos a seguir.</text:p>
      <text:list xml:id="list142936330403434" text:continue-numbering="true" text:style-name="WWNum1">
        <text:list-item>
          <text:list>
            <text:list-item>
              <text:list>
                <text:list-item>
                  <text:h text:style-name="P28" text:outline-level="3"><text:bookmark-start text:name="__RefHeading___Toc490910519"/>Prioridades dos Requisitos<text:bookmark-end text:name="__RefHeading___Toc490910519"/></text:h>
                </text:list-item>
              </text:list>
            </text:list-item>
          </text:list>
        </text:list-item>
      </text:list>
      <text:p text:style-name="P8">Para estabelecer a prioridade dos requisitos foram adotadas as denominações “essencial”, “importante” e “desejável”. </text:p>
      <text:list xml:id="list3586488733" text:style-name="WWNum2">
        <text:list-item>
          <text:p text:style-name="P16">Essencial <text:span text:style-name="T5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6">Importante <text:span text:style-name="T5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6">Desejável<text:span text:style-name="T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list xml:id="list142936934231553" text:continue-list="list142936330403434" text:style-name="WWNum1">
        <text:list-item>
          <text:list>
            <text:list-item>
              <text:h text:style-name="P17" text:outline-level="2"><text:bookmark-start text:name="_Ref471394537"/><text:bookmark-start text:name="__RefHeading___Toc490910520"/>Referências<text:bookmark-end text:name="_Ref471394537"/><text:bookmark-end text:name="__RefHeading___Toc490910520"/></text:h>
            </text:list-item>
          </text:list>
        </text:list-item>
      </text:list>
      <text:list xml:id="list1386780462" text:style-name="WWNum3">
        <text:list-item>
          <text:p text:style-name="P26">Guia para Documento de Requisitos; UFU, Facom; <text:a xlink:type="simple" xlink:href="http://www.facom.ufu.br/" text:style-name="ListLabel_20_10" text:visited-style-name="ListLabel_20_10"><text:span text:style-name="Internet_20_link">http://www.facom.ufu.br</text:span></text:a>;</text:p>
        </text:list-item>
      </text:list>
      <text:p text:style-name="P24"><draw:custom-shape text:anchor-type="paragraph" draw:z-index="0" draw:name="Quadro2" draw:style-name="gr1" draw:text-style-name="P29" svg:width="1.026cm" svg:height="1.306cm" svg:x="17.528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Quadro2" text:anchor-type="paragraph" svg:x="17.528cm" svg:y="0.002cm" svg:width="1.027cm" svg:height="1.307cm" draw:z-index="5"><draw:text-box><text:p text:style-name="P14"><draw:frame draw:style-name="fr3" draw:name="1" text:anchor-type="as-char" svg:width="1.025cm" svg:height="1.305cm" draw:z-index="6"><draw:object-ole xlink:href="./Object 1" xlink:type="simple" xlink:show="embed" xlink:actuate="onLoad"/><draw:image xlink:href="./ObjectReplacements/Object 1" xlink:type="simple" xlink:show="embed" xlink:actuate="onLoad"/><svg:desc>Objeto OLE</svg:desc></draw:frame></text:p></draw:text-box></draw:frame>Capítulo</text:p>
      <text:list xml:id="list142936971926654" text:continue-list="list142936934231553" text:style-name="WWNum1">
        <text:list-item>
          <text:h text:style-name="P18" text:outline-level="1"><text:bookmark-start text:name="__RefHeading___Toc490910521"/>Descrição geral do sistema<text:bookmark-end text:name="__RefHeading___Toc490910521"/></text:h>
        </text:list-item>
      </text:list>
      <text:p text:style-name="P8">O sistema possibilitará ao usuário realizar o cadastro de funcionários do hospital em geral e dos pacientes, além disso, possibilitará também o agendamento de consultas e a geração de relatórios.<text:bookmark-start text:name="_Ref47136153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<draw:custom-shape text:anchor-type="paragraph" draw:z-index="2" draw:name="Quadro4" draw:style-name="gr1" draw:text-style-name="P29" svg:width="1.026cm" svg:height="1.306cm" svg:x="17.528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Quadro3" draw:style-name="gr1" draw:text-style-name="P29" svg:width="1.026cm" svg:height="1.306cm" svg:x="17.528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Quadro4" text:anchor-type="paragraph" svg:x="17.528cm" svg:y="0.002cm" svg:width="1.027cm" svg:height="1.307cm" draw:z-index="9"><draw:text-box><text:p text:style-name="P14"><draw:frame draw:style-name="fr3" draw:name="Objeto2" text:anchor-type="as-char" svg:width="1.025cm" svg:height="1.305cm" draw:z-index="10"><draw:object-ole xlink:href="./Object 3" xlink:type="simple" xlink:show="embed" xlink:actuate="onLoad"/><draw:image xlink:href="./ObjectReplacements/Object 3" xlink:type="simple" xlink:show="embed" xlink:actuate="onLoad"/><svg:desc>Objeto OLE</svg:desc></draw:frame></text:p></draw:text-box></draw:frame><draw:frame draw:style-name="fr2" draw:name="Quadro3" text:anchor-type="paragraph" svg:x="17.528cm" svg:y="0.002cm" svg:width="1.027cm" svg:height="1.307cm" draw:z-index="7"><draw:text-box><text:p text:style-name="P14"><draw:frame draw:style-name="fr3" draw:name="Objeto1" text:anchor-type="as-char" svg:width="1.025cm" svg:height="1.305cm" draw:z-index="8"><draw:object-ole xlink:href="./Object 2" xlink:type="simple" xlink:show="embed" xlink:actuate="onLoad"/><draw:image xlink:href="./ObjectReplacements/Object 2" xlink:type="simple" xlink:show="embed" xlink:actuate="onLoad"/><svg:desc>Objeto OLE</svg:desc></draw:frame></text:p></draw:text-box></draw:frame><text:bookmark-end text:name="_Ref471361536"/>Capítulo</text:p>
      <text:list xml:id="list142935883525308" text:continue-numbering="true" text:style-name="WWNum1">
        <text:list-item>
          <text:h text:style-name="P18" text:outline-level="1"><text:bookmark-start text:name="__RefHeading___Toc490910535"/>Requisitos não funcionais<text:bookmark-end text:name="__RefHeading___Toc490910535"/></text:h>
          <text:list>
            <text:list-item>
              <text:h text:style-name="P17" text:outline-level="2"><text:bookmark-start text:name="__RefHeading___Toc490910536"/>Usabilidade<text:bookmark-end text:name="__RefHeading___Toc490910536"/></text:h>
            </text:list-item>
          </text:list>
        </text:list-item>
      </text:list>
      <text:p text:style-name="P8">Esta seção descreve os requisitos não funcionais associados à facilidade de uso da interface com o usuário, material de treinamento e documentação do sistema.</text:p>
      <text:list xml:id="list982388791" text:style-name="L1">
        <text:list-item>
          <text:p text:style-name="P27"><text:bookmark-start text:name="__RefHeading___Toc490910537"/>[NF001] Interface prática<text:bookmark-end text:name="__RefHeading___Toc490910537"/></text:p>
        </text:list-item>
      </text:list>
      <text:p text:style-name="P8">O software deve ter uma interface prática que agilize o cadastro de vários itens 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B"/>
        <table:table-column table:style-name="Tabela14.E"/>
        <table:table-column table:style-name="Tabela14.B"/>
        <table:table-column table:style-name="Tabela14.G"/>
        <table:table-row table:style-name="Tabela14.1">
          <table:table-cell table:style-name="Tabela14.A1" office:value-type="string">
            <text:p text:style-name="P9"><text:span text:style-name="T6">Prioridade</text:span>:</text:p>
          </table:table-cell>
          <table:table-cell table:style-name="Tabela14.A1" office:value-type="string">
            <text:p text:style-name="P15"></text:p>
          </table:table-cell>
          <table:table-cell table:style-name="Tabela14.A1" office:value-type="string">
            <text:p text:style-name="P10">Essencial</text:p>
          </table:table-cell>
          <table:table-cell table:style-name="Tabela14.A1" office:value-type="string">
            <text:p text:style-name="P15"></text:p>
          </table:table-cell>
          <table:table-cell table:style-name="Tabela14.A1" office:value-type="string">
            <text:p text:style-name="P10">Importante</text:p>
          </table:table-cell>
          <table:table-cell table:style-name="Tabela14.A1" office:value-type="string">
            <text:p text:style-name="P15">x</text:p>
          </table:table-cell>
          <table:table-cell table:style-name="Tabela14.A1" office:value-type="string">
            <text:p text:style-name="P10">Desejável</text:p>
          </table:table-cell>
        </table:table-row>
      </table:table>
      <text:list xml:id="list142935564433090" text:continue-list="list142935883525308" text:style-name="WWNum1">
        <text:list-item>
          <text:list>
            <text:list-item>
              <text:h text:style-name="P17" text:outline-level="2"><text:bookmark-start text:name="__RefHeading___Toc490910543"/>Segurança<text:bookmark-end text:name="__RefHeading___Toc490910543"/></text:h>
            </text:list-item>
          </text:list>
        </text:list-item>
      </text:list>
      <text:p text:style-name="P8">Esta seção descreve os requisitos não funcionais associados à integridade, privacidade e autenticidade dos dados do sistema. </text:p>
      <text:list xml:id="list142936042411213" text:continue-list="list982388791" text:style-name="L1">
        <text:list-item>
          <text:p text:style-name="P27"><text:bookmark-start text:name="__RefHeading___Toc490910544"/>[NF002] Segurança do banco de dados<text:bookmark-end text:name="__RefHeading___Toc490910544"/></text:p>
        </text:list-item>
      </text:list>
      <text:p text:style-name="P8">O software deve ser protegido contra SQL injection.</text:p>
      <text:p text:style-name="P8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office:value-type="string">
            <text:p text:style-name="P9"><text:span text:style-name="T6">Prioridade</text:span>:</text:p>
          </table:table-cell>
          <table:table-cell table:style-name="Tabela15.A1" office:value-type="string">
            <text:p text:style-name="P15">x</text:p>
          </table:table-cell>
          <table:table-cell table:style-name="Tabela15.A1" office:value-type="string">
            <text:p text:style-name="P10">Essencial</text:p>
          </table:table-cell>
          <table:table-cell table:style-name="Tabela15.A1" office:value-type="string">
            <text:p text:style-name="P15"></text:p>
          </table:table-cell>
          <table:table-cell table:style-name="Tabela15.A1" office:value-type="string">
            <text:p text:style-name="P10">Importante</text:p>
          </table:table-cell>
          <table:table-cell table:style-name="Tabela15.A1" office:value-type="string">
            <text:p text:style-name="P15"></text:p>
          </table:table-cell>
          <table:table-cell table:style-name="Tabela15.A1" office:value-type="string">
            <text:p text:style-name="P10">Desejável</text:p>
          </table:table-cell>
        </table:table-row>
      </table:table>
      <text:list xml:id="list142936167557766" text:continue-list="list142935564433090" text:style-name="WWNum1">
        <text:list-item>
          <text:list>
            <text:list-item>
              <text:h text:style-name="P17" text:outline-level="2"><text:bookmark-start text:name="__RefHeading___Toc490910547"/>Padrões<text:bookmark-end text:name="__RefHeading___Toc490910547"/></text:h>
            </text:list-item>
          </text:list>
        </text:list-item>
      </text:list>
      <text:p text:style-name="P8">Esta seção descreve os requisitos não funcionais associados a padrões ou normas que devem ser seguidos pelo sistema ou pelo seu processo de desenvolvimento. </text:p>
      <text:list xml:id="list142936395802088" text:continue-list="list142936042411213" text:style-name="L1">
        <text:list-item>
          <text:p text:style-name="P27"><text:bookmark-start text:name="__RefHeading___Toc490910548"/>[NF003] Padrão MVC<text:bookmark-end text:name="__RefHeading___Toc490910548"/></text:p>
        </text:list-item>
      </text:list>
      <text:p text:style-name="P8">O software deve utilizar o padrão MVC.</text:p>
      <text:p text:style-name="P8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office:value-type="string">
            <text:p text:style-name="P9"><text:span text:style-name="T6">Prioridade</text:span>:</text:p>
          </table:table-cell>
          <table:table-cell table:style-name="Tabela16.A1" office:value-type="string">
            <text:p text:style-name="P15"></text:p>
          </table:table-cell>
          <table:table-cell table:style-name="Tabela16.A1" office:value-type="string">
            <text:p text:style-name="P10">Essencial</text:p>
          </table:table-cell>
          <table:table-cell table:style-name="Tabela16.A1" office:value-type="string">
            <text:p text:style-name="P15"></text:p>
          </table:table-cell>
          <table:table-cell table:style-name="Tabela16.A1" office:value-type="string">
            <text:p text:style-name="P10">Importante</text:p>
          </table:table-cell>
          <table:table-cell table:style-name="Tabela16.A1" office:value-type="string">
            <text:p text:style-name="P15">x</text:p>
          </table:table-cell>
          <table:table-cell table:style-name="Tabela16.A1" office:value-type="string">
            <text:p text:style-name="P10">Desejável</text:p>
          </table:table-cell>
        </table:table-row>
      </table:table>
      <text:list xml:id="list142936832388198" text:continue-list="list142936167557766" text:style-name="WWNum1">
        <text:list-item>
          <text:list>
            <text:list-item>
              <text:h text:style-name="P17" text:outline-level="2"/>
            </text:list-item>
          </text:list>
        </text:list-item>
      </text:list>
      <text:p text:style-name="P8"/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exto_20_Normal" style:display-name="Texto Normal" style:family="paragraph" style:default-outline-level="">
      <style:paragraph-properties fo:margin-left="1.02cm" fo:margin-right="0cm" fo:margin-top="0.106cm" fo:margin-bottom="0.106cm" loext:contextual-spacing="false" fo:text-align="justify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beçalho_20_Capa_20_1" style:display-name="Cabeçalho Capa 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Sumário_20_-_20_Capítulo" style:display-name="Sumário - Capítulo" style:family="paragraph" style:default-outline-level="">
      <style:paragraph-properties fo:margin-top="0cm" fo:margin-bottom="0.847cm" loext:contextual-spacing="false" fo:text-align="end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1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Título_20_-_20_Item" style:display-name="Título - Item" style:family="paragraph" style:next-style-name="Texto_20_Normal" style:default-outline-level="">
      <style:paragraph-properties fo:margin-top="0.106cm" fo:margin-bottom="0cm" loext:contextual-spacing="false" fo:text-align="start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0pt" fo:language="pt" fo:country="BR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Item" style:family="paragraph" style:default-outline-level="">
      <style:paragraph-properties fo:margin-left="1.016cm" fo:margin-right="0cm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635cm" fo:margin-bottom="0cm" loext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1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1.016cm" fo:margin-right="0cm" fo:margin-top="0.423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2.032cm" fo:margin-right="0cm" fo:margin-top="0.106cm" fo:margin-bottom="0.106cm" loext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1" fo:font-family="Arial" style:font-family-generic="roman" style:font-pitch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loext:contextual-spacing="false" fo:text-align="end" style:justify-single-word="false" fo:keep-with-next="always"/>
      <style:text-properties style:font-name="Arial1" fo:font-family="Arial" style:font-family-generic="roman" style:font-pitch="variable" fo:font-size="20pt" fo:font-weight="bold" style:letter-kerning="true" style:font-size-asian="20pt" style:font-weight-asian="bold" style:font-name-complex="Arial2" style:font-family-complex="Arial" style:font-family-generic-complex="system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loext:contextual-spacing="false" fo:text-align="start" style:justify-single-word="false" fo:orphans="2" fo:widows="2" fo:background-color="#cccccc" fo:keep-with-next="always" style:writing-mode="lr-tb"/>
      <style:text-properties style:use-window-font-color="true" style:font-name="Arial1" fo:font-family="Arial" style:font-family-generic="roman" style:font-pitch="variable" fo:font-size="14pt" fo:language="pt" fo:country="BR" fo:font-weight="bold" style:font-name-asian="Times New Roman1" style:font-family-asian="'Times New Roman'" style:font-family-generic-asian="system" style:font-pitch-asian="variable" style:font-size-asian="14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default-outline-level="">
      <style:paragraph-properties fo:margin-left="1.752cm" fo:margin-right="0cm" fo:margin-top="0.106cm" fo:margin-bottom="0.106cm" loext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loext:contextual-spacing="false" fo:text-align="start" style:justify-single-word="false" fo:orphans="2" fo:widows="2" fo:keep-with-next="always" style:writing-mode="lr-tb"/>
      <style:text-properties style:use-window-font-color="true" style:font-name="Arial1" fo:font-family="Arial" style:font-family-generic="roman" style:font-pitch="variable" fo:font-size="12pt" fo:language="pt" fo:country="B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Numerada" style:family="paragraph" style:next-style-name="Texto_20_Normal" style:default-outline-level="">
      <style:paragraph-properties fo:margin-left="1.501cm" fo:margin-right="0cm" fo:margin-top="0.423cm" fo:margin-bottom="0.212cm" loext:contextual-spacing="false" fo:text-align="start" style:justify-single-word="false" fo:orphans="2" fo:widows="2" fo:text-indent="-0.508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indent="0cm" style:auto-text-indent="false"/>
    </style:style>
    <style:style style:name="Título_20_Capa_20_2" style:display-name="Título Capa 2" style:family="paragraph" style:default-outline-level="">
      <style:paragraph-properties fo:margin-top="10.16cm" fo:margin-bottom="11.077cm" loext:contextual-spacing="false" fo:text-align="center" style:justify-single-word="false" fo:orphans="2" fo:widows="2" style:writing-mode="lr-tb"/>
      <style:text-properties fo:color="#0000ff" style:font-name="Arial1" fo:font-family="Arial" style:font-family-generic="roman" style:font-pitch="variable" fo:font-size="28pt" fo:language="pt" fo:country="BR" fo:font-weight="bold" style:font-name-asian="Times New Roman1" style:font-family-asian="'Times New Roman'" style:font-family-generic-asian="system" style:font-pitch-asian="variable" style:font-size-asian="28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Versão" style:family="paragraph" style:default-outline-level="">
      <style:paragraph-properties fo:text-align="center" style:justify-single-word="false" fo:orphans="2" fo:widows="2" style:writing-mode="lr-tb"/>
      <style:text-properties style:use-window-font-color="true" style:font-name="Arial1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Capítulo" style:family="paragraph" style:next-style-name="Texto_20_Normal" style:default-outline-level="">
      <style:paragraph-properties fo:margin-top="0cm" fo:margin-bottom="0.847cm" loext:contextual-spacing="false" fo:text-align="end" style:justify-single-word="false" fo:orphans="2" fo:widows="2" fo:keep-with-next="always" style:writing-mode="lr-tb"/>
      <style:text-properties style:use-window-font-color="true" style:font-name="Arial1" fo:font-family="Arial" style:font-family-generic="roman" style:font-pitch="variable" fo:font-size="20pt" fo:language="pt" fo:country="BR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2" style:font-family-complex="Arial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" style:display-name="ListLabel 6" style:family="text">
      <style:text-properties fo:language="pt" fo:country="BR" style:language-asian="pt" style:country-asian="B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fo:color="#000000" style:text-underline-style="none"/>
    </style:style>
    <style:style style:name="ListLabel_20_8" style:display-name="ListLabel 8" style:family="text">
      <style:text-properties fo:color="#000000" fo:language="pt" fo:country="BR" style:text-underline-style="none" style:language-asian="pt" style:country-asian="BR"/>
    </style:style>
    <style:style style:name="ListLabel_20_9" style:display-name="ListLabel 9" style:family="text">
      <style:text-properties fo:language="en" fo:country="US" style:language-asian="pt" style:country-asian="B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379cm" fo:margin-left="-0.191cm" fo:margin-top="0cm" fo:margin-bottom="0cm" table:align="left" style:writing-mode="lr-tb"/>
    </style:style>
    <style:style style:name="Tabela1.A" style:family="table-column">
      <style:table-column-properties style:column-width="11.442cm"/>
    </style:style>
    <style:style style:name="Tabela1.B" style:family="table-column">
      <style:table-column-properties style:column-width="4.93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2" style:family="table">
      <style:table-properties style:width="16.302cm" fo:margin-left="-0.191cm" fo:margin-top="0cm" fo:margin-bottom="0cm" table:align="left" style:writing-mode="lr-tb"/>
    </style:style>
    <style:style style:name="Tabela2.A" style:family="table-column">
      <style:table-column-properties style:column-width="8.15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3" style:family="table">
      <style:table-properties style:width="16.379cm" fo:margin-left="-0.191cm" fo:margin-top="0cm" fo:margin-bottom="0cm" table:align="left" style:writing-mode="lr-tb"/>
    </style:style>
    <style:style style:name="Tabela3.A" style:family="table-column">
      <style:table-column-properties style:column-width="11.442cm"/>
    </style:style>
    <style:style style:name="Tabela3.B" style:family="table-column">
      <style:table-column-properties style:column-width="4.937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4" style:family="table">
      <style:table-properties style:width="16.302cm" fo:margin-left="-0.191cm" fo:margin-top="0cm" fo:margin-bottom="0cm" table:align="left" style:writing-mode="lr-tb"/>
    </style:style>
    <style:style style:name="Tabela4.A" style:family="table-column">
      <style:table-column-properties style:column-width="8.151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5" style:family="table">
      <style:table-properties style:width="16.379cm" fo:margin-left="-0.191cm" fo:margin-top="0cm" fo:margin-bottom="0cm" table:align="left" style:writing-mode="lr-tb"/>
    </style:style>
    <style:style style:name="Tabela5.A" style:family="table-column">
      <style:table-column-properties style:column-width="11.442cm"/>
    </style:style>
    <style:style style:name="Tabela5.B" style:family="table-column">
      <style:table-column-properties style:column-width="4.937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12" style:family="table">
      <style:table-properties style:width="16.302cm" fo:margin-left="-0.191cm" fo:margin-top="0cm" fo:margin-bottom="0cm" table:align="left" style:writing-mode="lr-tb"/>
    </style:style>
    <style:style style:name="Tabela12.A" style:family="table-column">
      <style:table-column-properties style:column-width="8.151cm"/>
    </style:style>
    <style:style style:name="Tabela12.1" style:family="table-row">
      <style:table-row-properties fo:keep-together="auto"/>
    </style:style>
    <style:style style:name="Tabela1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3" style:family="table">
      <style:table-properties style:width="16.379cm" fo:margin-left="-0.191cm" fo:margin-top="0cm" fo:margin-bottom="0cm" table:align="left" style:writing-mode="lr-tb"/>
    </style:style>
    <style:style style:name="Tabela13.A" style:family="table-column">
      <style:table-column-properties style:column-width="11.442cm"/>
    </style:style>
    <style:style style:name="Tabela13.B" style:family="table-column">
      <style:table-column-properties style:column-width="4.937cm"/>
    </style:style>
    <style:style style:name="Tabela13.1" style:family="table-row">
      <style:table-row-properties fo:keep-together="auto"/>
    </style:style>
    <style:style style:name="Tabela13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ela17" style:family="table">
      <style:table-properties style:width="16.302cm" fo:margin-left="-0.191cm" fo:margin-top="0cm" fo:margin-bottom="0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ela18" style:family="table">
      <style:table-properties style:width="16.379cm" fo:margin-left="-0.191cm" fo:margin-top="0cm" fo:margin-bottom="0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52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016cm" fo:margin-left="0cm" fo:margin-right="0cm" fo:margin-top="0.91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Header">Documento de Requisitos</text:p>
      </style:header>
      <style:footer>
        <text:p text:style-name="Footer"/>
      </style:footer>
    </style:master-page>
    <style:master-page style:name="Converted2" style:page-layout-name="Mpm3">
      <style:header>
        <text:p text:style-name="Header"><text:span text:style-name="Page_20_Number">Documento de Requisitos</text:span></text:p>
      </style:header>
      <style:foot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Footer">Versão 1.0 </text:p>
            </table:table-cell>
            <table:table-cell table:style-name="Tabela1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3" style:page-layout-name="Mpm4">
      <style:header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Header"><text:span text:style-name="Page_20_Number">Documento de Requisitos</text:span></text:p>
            </table:table-cell>
            <table:table-cell table:style-name="Tabela2.A1" office:value-type="string">
              <text:p text:style-name="MP2"><text:span text:style-name="Page_20_Number">Introdução –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Footer">Versão 1.0 </text:p>
            </table:table-cell>
            <table:table-cell table:style-name="Tabela3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4" style:page-layout-name="Mpm4">
      <style:header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Header"><text:span text:style-name="Page_20_Number">Documento de Requisitos</text:span></text:p>
            </table:table-cell>
            <table:table-cell table:style-name="Tabela4.A1" office:value-type="string">
              <text:p text:style-name="MP2"><text:span text:style-name="Page_20_Number">Descrição geral do sistema – C1.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Footer">Versão 1.0 </text:p>
            </table:table-cell>
            <table:table-cell table:style-name="Tabela5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5" style:page-layout-name="Mpm4">
      <style:header>
        <table:table table:name="Tabela12" table:style-name="Tabela12">
          <table:table-column table:style-name="Tabela12.A" table:number-columns-repeated="2"/>
          <table:table-row table:style-name="Tabela12.1">
            <table:table-cell table:style-name="Tabela12.A1" office:value-type="string">
              <text:p text:style-name="Header"><text:span text:style-name="Page_20_Number">Documento de Requisitos</text:span></text:p>
            </table:table-cell>
            <table:table-cell table:style-name="Tabela12.A1" office:value-type="string">
              <text:p text:style-name="MP2"><text:span text:style-name="Page_20_Number">Requisitos funcionais – C2. P</text:span><text:span text:style-name="Page_20_Number"><text:page-number text:select-page="current">1</text:page-number></text:span><text:span text:style-name="Page_20_Number"><text:span text:style-name="MT2"> / </text:span></text:span><text:span text:style-name="Page_20_Number"><text:page-number text:select-page="current">1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office:value-type="string">
              <text:p text:style-name="Footer">Versão 1.0 </text:p>
            </table:table-cell>
            <table:table-cell table:style-name="Tabela13.A1" office:value-type="string">
              <text:p text:style-name="MP1">maio / 2019</text:p>
            </table:table-cell>
          </table:table-row>
        </table:table>
        <text:p text:style-name="Footer"/>
      </style:footer>
    </style:master-page>
    <style:master-page style:name="Converted6" style:page-layout-name="Mpm4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não funcionais – C3. P</text:span><text:span text:style-name="Page_20_Number"><text:page-number text:select-page="current">0</text:page-number></text:span><text:span text:style-name="Page_20_Number"><text:span text:style-name="MT2"> / </text:span></text:span><text:span text:style-name="Page_20_Number"><text:page-number text:select-page="current">0</text:page-number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1.0 </text:p>
            </table:table-cell>
            <table:table-cell table:style-name="Tabela18.A1" office:value-type="string">
              <text:p text:style-name="MP1">maio / 2019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1T13:37:52.198000000</meta:creation-date>
    <dc:date>2019-05-01T14:29:35.075000000</dc:date>
    <meta:editing-duration>PT5M31S</meta:editing-duration>
    <meta:editing-cycles>2</meta:editing-cycles>
    <meta:generator>LibreOffice/6.2.2.2$Windows_X86_64 LibreOffice_project/2b840030fec2aae0fd2658d8d4f9548af4e3518d</meta:generator>
    <meta:document-statistic meta:table-count="12" meta:image-count="0" meta:object-count="3" meta:page-count="9" meta:paragraph-count="91" meta:word-count="526" meta:character-count="3372" meta:non-whitespace-character-count="2929"/>
  </office:meta>
</office:document-meta>
</file>